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106cm" style:contextual-spacing="false" fo:line-height="100%">
        <style:tab-stops>
          <style:tab-stop style:position="0.501cm"/>
        </style:tab-stops>
      </style:paragraph-properties>
    </style:style>
    <style:style style:name="P2" style:family="paragraph" style:parent-style-name="Standard" style:list-style-name="">
      <style:paragraph-properties fo:margin-left="0.635cm" fo:margin-right="0cm" fo:margin-top="0cm" fo:margin-bottom="0.106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.106cm" style:contextual-spacing="false" fo:line-height="100%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.751cm" fo:margin-right="0cm" fo:text-indent="0cm" style:auto-text-indent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cm" fo:margin-right="0cm" fo:margin-top="0.353cm" fo:margin-bottom="0cm" style:contextual-spacing="false" fo:line-height="100%" fo:orphans="0" fo:widows="0" fo:text-indent="-0.635cm" style:auto-text-indent="false" style:text-autospace="none">
        <style:tab-stops>
          <style:tab-stop style:position="1cm"/>
        </style:tab-stops>
      </style:paragraph-properties>
      <style:text-properties fo:background-color="transparent" style:font-weight-complex="bold"/>
    </style:style>
    <style:style style:name="P6" style:family="paragraph" style:parent-style-name="Standard" style:list-style-name="WW8Num1">
      <style:paragraph-properties fo:margin-left="1cm" fo:margin-right="0cm" fo:margin-top="0.353cm" fo:margin-bottom="0cm" style:contextual-spacing="false" fo:line-height="100%" fo:orphans="0" fo:widows="0" fo:text-indent="-0.635cm" style:auto-text-indent="false" style:text-autospace="none">
        <style:tab-stops>
          <style:tab-stop style:position="1cm"/>
        </style:tab-stops>
      </style:paragraph-properties>
      <style:text-properties fo:background-color="transparent" style:font-weight-complex="bold"/>
    </style:style>
    <style:style style:name="P7" style:family="paragraph" style:parent-style-name="Standard" style:list-style-name="WW8Num1">
      <style:paragraph-properties fo:margin-left="1cm" fo:margin-right="0cm" fo:margin-top="0.353cm" fo:margin-bottom="0cm" style:contextual-spacing="false" fo:line-height="100%" fo:orphans="0" fo:widows="0" fo:text-indent="-0.635cm" style:auto-text-indent="false" style:text-autospace="none">
        <style:tab-stops>
          <style:tab-stop style:position="1cm"/>
        </style:tab-stops>
      </style:paragraph-properties>
      <style:text-properties officeooo:rsid="0011c457" officeooo:paragraph-rsid="0011c457" fo:background-color="transparen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loext:opacity="100%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 es el número de la pegatina del equipo del aula.</text:p>
      <text:p text:style-name="P3"/>
      <text:p text:style-name="P1">Una empresa tiene el rango de direcciones <text:s/><text:span text:style-name="T2">192.X.X.0/24</text:span></text:p>
      <text:p text:style-name="P4">Responde razonadamente a las preguntas:</text:p>
      <text:list xml:id="list4031624264" text:style-name="WW8Num1">
        <text:list-item>
          <text:list>
            <text:list-item>
              <text:p text:style-name="P6">¿De qué clase es el rango de direcciones IP que tiene el administrador? <text:s text:c="3"/></text:p>
              <text:p text:style-name="P7">Clase c</text:p>
            </text:list-item>
            <text:list-item>
              <text:p text:style-name="P6">¿Se trata de direcciones que permiten la salida <text:s/>a Internet?</text:p>
              <text:p text:style-name="P7">192.18.18.0 ,esta es la ip permite salida a internet</text:p>
            </text:list-item>
            <text:list-item>
              <text:p text:style-name="P6">¿Cuál es la máscara estándar (sin subredes) para estas direcciones? <text:s/></text:p>
              <text:p text:style-name="P7">255.255.2555.0</text:p>
            </text:list-item>
            <text:list-item>
              <text:p text:style-name="P6">¿Cuál es la máscara que utiliza dicha red IP?</text:p>
              <text:p text:style-name="P7">255.255.255.0</text:p>
            </text:list-item>
            <text:list-item>
              <text:p text:style-name="P6">¿Cuántos bits se utilizan para la red?</text:p>
              <text:p text:style-name="P7">24</text:p>
            </text:list-item>
            <text:list-item>
              <text:p text:style-name="P6">¿Cuántos bits se utilizan para las maquinas?</text:p>
              <text:p text:style-name="P7">8</text:p>
            </text:list-item>
            <text:list-item>
              <text:p text:style-name="P6">¿Cuántos equipos <text:s/>como máximo, podrá tener la empresa, con el rango de direcciones IP que tiene?</text:p>
              <text:p text:style-name="P7">254 ya que 255 seria broadcast</text:p>
            </text:list-item>
            <text:list-item>
              <text:p text:style-name="P6">¿Cuál es la dirección de broadcast dirigido que deben usar los equipos si quiere mandar información a todos los equipos de dicha red?)</text:p>
              <text:p text:style-name="P7">192.18.18.255</text:p>
            </text:list-item>
            <text:list-item>
              <text:p text:style-name="P6">¿Cuál es el rango de direcciones IP válidas <text:s/>para los equipos?</text:p>
              <text:p text:style-name="P7">Desde 192.18.18.1 hasta 192.18.18.254</text:p>
            </text:list-item>
          </text:list>
        </text:list-item>
      </text:list>
      <text:p text:style-name="P5">Todas las preguntas valen 1 punto cada una, excepto las dos últimas que valen 1,5 puntos cada un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style:rfc-language-tag="es-ES-u-co-trad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1" style:family="text">
      <style:text-properties fo:font-style="italic" style:font-style-asian="italic" style:font-weight-complex="bold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rfc-language-tag="es-ES-u-co-trad" fo:language="es" fo:country="ES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z1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rnandadv</meta:initial-creator>
    <meta:creation-date>2014-11-26T16:08:00</meta:creation-date>
    <dc:date>2023-11-29T09:56:06.421000000</dc:date>
    <meta:editing-cycles>19</meta:editing-cycles>
    <meta:editing-duration>PT1H32M37S</meta:editing-duration>
    <meta:document-statistic meta:table-count="0" meta:image-count="0" meta:object-count="0" meta:page-count="1" meta:paragraph-count="22" meta:word-count="183" meta:character-count="1052" meta:non-whitespace-character-count="890"/>
    <meta:generator>LibreOffice/7.4.6.2$Windows_X86_64 LibreOffice_project/5b1f5509c2decdade7fda905e3e1429a67acd63d</meta:generator>
  </office:meta>
</office:document-meta>
</file>